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n>2</mn>
              <mo stretchy="false">+</mo>
              <mi>a</mi>
            </mrow>
            <mn>.</mn>
            <mi>x</mi>
          </mrow>
          <mrow>
            <mi>b</mi>
            <mn>.</mn>
            <msup>
              <mi>x</mi>
              <mn>2</mn>
            </msup>
          </mrow>
        </mfrac>
      </mrow>
    </mrow>
    <annotation encoding="StarMath 5.0">f( x )= {2+a.x} over { b.x^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6:24:26.003000000</meta:creation-date>
    <dc:date>2015-01-12T16:27:01.099000000</dc:date>
    <meta:editing-duration>PT2M35S</meta:editing-duration>
    <meta:editing-cycles>1</meta:editing-cycles>
    <meta:generator>LibreOffice/4.3.2.2$Windows_x86 LibreOffice_project/edfb5295ba211bd31ad47d0bad0118690f76407d</meta:generator>
  </office:meta>
</office:document-meta>
</file>